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4469" officeooo:paragraph-rsid="000d4469"/>
    </style:style>
    <style:style style:name="P2" style:family="paragraph" style:parent-style-name="Standard">
      <style:text-properties officeooo:paragraph-rsid="000d4469"/>
    </style:style>
    <style:style style:name="P3" style:family="paragraph" style:parent-style-name="Standard">
      <style:text-properties officeooo:rsid="000d4469" officeooo:paragraph-rsid="000d4469"/>
    </style:style>
    <style:style style:name="P4" style:family="paragraph" style:parent-style-name="Standard">
      <style:text-properties officeooo:rsid="0011e707" officeooo:paragraph-rsid="0011e707"/>
    </style:style>
    <style:style style:name="T1" style:family="text">
      <style:text-properties officeooo:rsid="00116a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Lien github pour le projet 4 :</text:p>
      <text:p text:style-name="P1"/>
      <text:p text:style-name="P1"/>
      <text:p text:style-name="P4">La page web du site :</text:p>
      <text:p text:style-name="P4"/>
      <text:p text:style-name="P4"><text:a xlink:type="simple" xlink:href="https://westbreizh.github.io/P4_panthere/index.html" text:style-name="Internet_20_link" text:visited-style-name="Visited_20_Internet_20_Link">https://westbreizh.github.io/P4_panthere/index.html</text:a></text:p>
      <text:p text:style-name="P4"/>
      <text:p text:style-name="P4">Le code complet du projet : </text:p>
      <text:p text:style-name="P4"/>
      <text:p text:style-name="P4">https://github.com/westbreizh/P4_panthere</text:p>
      <text:p text:style-name="P4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7T09:19:37.023545978</meta:creation-date>
    <dc:date>2022-10-20T10:13:53.084422862</dc:date>
    <meta:editing-duration>PT7M35S</meta:editing-duration>
    <meta:editing-cycles>4</meta:editing-cycles>
    <meta:generator>LibreOffice/7.3.6.2$Linux_X86_64 LibreOffice_project/30$Build-2</meta:generator>
    <meta:document-statistic meta:table-count="0" meta:image-count="0" meta:object-count="0" meta:page-count="1" meta:paragraph-count="5" meta:word-count="21" meta:character-count="171" meta:non-whitespace-character-count="154"/>
  </office:meta>
</office:document-meta>
</file>